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2mm" fo:break-before="auto" style:use-optimal-row-height="true"/>
    </style:style>
    <style:style style:name="ro3" style:family="table-row">
      <style:table-row-properties style:row-height="3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<text:a xlink:href="https://en.dict.naver.com/#/entry/enko/732efc1bd648410e9fdf50cf644890cd" xlink:type="simple">perked</text:a> </text:p>
          </table:table-cell>
          <table:table-cell table:number-columns-repeated="2"/>
          <table:table-cell office:value-type="string" calcext:value-type="string">
            <text:p>1. 형용사 곤드레만드레 취한(~ up).</text:p>
          </table:table-cell>
        </table:table-row>
        <table:table-row table:style-name="ro2">
          <table:table-cell table:style-name="Default" office:value-type="string" calcext:value-type="string">
            <text:p>as from…/as of…</text:p>
          </table:table-cell>
          <table:table-cell table:number-columns-repeated="2"/>
          <table:table-cell office:value-type="string" office:string-value="1.…일자로/…현재&#10;Our fax number is changing as from May 12.&#10;&#10;저희 팩스 번호가 5월 12일자로 바뀝니다." calcext:value-type="string">
            <text:p>1.…일자로/…현재</text:p>
            <text:p>Our fax number is changing as from May 12.</text:p>
            <text:p/>
            <text:p>저희 팩스 번호가 5월 12일자로 바뀝니다.</text:p>
          </table:table-cell>
        </table:table-row>
        <table:table-row table:style-name="ro2">
          <table:table-cell table:style-name="Default" office:value-type="string" calcext:value-type="string">
            <text:p>how come (…)?</text:p>
          </table:table-cell>
          <table:table-cell table:number-columns-repeated="2"/>
          <table:table-cell office:value-type="string" office:string-value="1.어째서 (…인가)?&#10;If she spent five years in Paris, how come her French is so bad?&#10;&#10;그녀가 파리에서 5년을 지냈다면 어째서 그녀의 프랑스어가 그렇게 형편없지?" calcext:value-type="string">
            <text:p>1.어째서 (…인가)?</text:p>
            <text:p>If she spent five years in Paris, how come her French is so bad?</text:p>
            <text:p/>
            <text:p>그녀가 파리에서 5년을 지냈다면 어째서 그녀의 프랑스어가 그렇게 형편없지?</text:p>
          </table:table-cell>
        </table:table-row>
        <table:table-row table:style-name="ro1">
          <table:table-cell office:value-type="string" calcext:value-type="string">
            <text:p><text:a xlink:href="https://en.dict.naver.com/#/entry/enko/db6f35fb9c7c45f49193fc52aaf43dda" xlink:type="simple">But no</text:a> </text:p>
          </table:table-cell>
          <table:table-cell table:number-columns-repeated="2"/>
          <table:table-cell office:value-type="string" calcext:value-type="string">
            <text:p>1. 아, 그렇지 않다</text:p>
          </table:table-cell>
        </table:table-row>
        <table:table-row table:style-name="ro3">
          <table:table-cell office:value-type="string" calcext:value-type="string">
            <text:p><text:a xlink:href="https://en.dict.naver.com/#/entry/enko/79d9653646664e828749abae70d26063" xlink:type="simple">ful·fill</text:a> </text:p>
          </table:table-cell>
          <table:table-cell table:style-name="ce1" office:value-type="string" calcext:value-type="string">
            <text:p>[fulfíl] </text:p>
          </table:table-cell>
          <table:table-cell/>
          <table:table-cell office:value-type="string" office:string-value="1.타동사 &lt;의무·약속·직무 등을&gt; 다하다, 이행하다, 수행하다; 끝내다, 완료하다; &lt;명령·조건·계획·약속 등을&gt; 실행하다, 완수하다, 준수하다, 지키다&#10;fulfill one's duties[obligations]&#10;&#10;임무를 수행하다[의무를 이행하다]&#10;&#10;2.타동사 &lt;소망·야심 등을&gt; 달성하다;[보통 수동형으로] &lt;기원·예언을&gt; 성취[실현]시키다; &lt;필요·요건·부족분 등을&gt; 채우다, 만족시키다&#10;fulfill a long-felt need&#10;&#10;오랫동안 가지고 싶어한 소망을 달성하다&#10;&#10;3.타동사 &lt;기한을&gt; 종료하다, 마치다" calcext:value-type="string">
            <text:p>1.타동사 &lt;의무·약속·직무 등을&gt; 다하다, 이행하다, 수행하다; 끝내다, 완료하다; &lt;명령·조건·계획·약속 등을&gt; 실행하다, 완수하다, 준수하다, 지키다</text:p>
            <text:p>fulfill one's duties[obligations]</text:p>
            <text:p/>
            <text:p>임무를 수행하다[의무를 이행하다]</text:p>
            <text:p/>
            <text:p>2.타동사 &lt;소망·야심 등을&gt; 달성하다;[보통 수동형으로] &lt;기원·예언을&gt; 성취[실현]시키다; &lt;필요·요건·부족분 등을&gt; 채우다, 만족시키다</text:p>
            <text:p>fulfill a long-felt need</text:p>
            <text:p/>
            <text:p>오랫동안 가지고 싶어한 소망을 달성하다</text:p>
            <text:p/>
            <text:p>3.타동사 &lt;기한을&gt; 종료하다, 마치다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8:29:24.323000000</meta:creation-date>
    <dc:date>2021-02-07T18:30:18.017000000</dc:date>
    <meta:editing-duration>PT54S</meta:editing-duration>
    <meta:editing-cycles>1</meta:editing-cycles>
    <meta:document-statistic meta:table-count="1" meta:cell-count="11" meta:object-count="0"/>
    <meta:generator>Ultra_Office/6.2.3.2$Windows_x86 LibreOffice_project/</meta:generator>
  </office:meta>
</office:document-meta>
</file>